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0pt" officeooo:rsid="001f9503" officeooo:paragraph-rsid="001f9503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//////////////////////////////////////</text:p>
      <text:p text:style-name="P1">public interface Typed_ops&lt;E,L&gt; {</text:p>
      <text:p text:style-name="P1"/>
      <text:p text:style-name="P1"><text:s text:c="2"/>boolean i_lt(E o1, E o2);</text:p>
      <text:p text:style-name="P1"/>
      <text:p text:style-name="P1"><text:s text:c="2"/>L i_nil();</text:p>
      <text:p text:style-name="P1"><text:s text:c="2"/>L i_cons(E x, L l);</text:p>
      <text:p text:style-name="P1"><text:s text:c="2"/>L i_append(L l1, L l2);</text:p>
      <text:p text:style-name="P1"><text:s text:c="2"/>L i_append1(L l, E e);</text:p>
      <text:p text:style-name="P1"/>
      <text:p text:style-name="P1"><text:s text:c="2"/>boolean i_is_empty(L l);</text:p>
      <text:p text:style-name="P1"><text:s text:c="2"/>E i_hd(L l);</text:p>
      <text:p text:style-name="P1"><text:s text:c="2"/>L i_tl(L l);</text:p>
      <text:p text:style-name="P1"/>
      <text:p text:style-name="P1">}</text:p>
      <text:p text:style-name="P1">////////////////////////////////////////</text:p>
      <text:p text:style-name="P1">import java.util.*;</text:p>
      <text:p text:style-name="P1"/>
      <text:p text:style-name="P1">public class Typed_ins_sort&lt;E,L&gt; {</text:p>
      <text:p text:style-name="P1"/>
      <text:p text:style-name="P1"><text:s text:c="2"/>Typed_ops&lt;E,L&gt; ops;</text:p>
      <text:p text:style-name="P1"><text:s text:c="2"/></text:p>
      <text:p text:style-name="P1"/>
      <text:p text:style-name="P1"><text:s text:c="2"/>public Typed_ins_sort(Typed_ops&lt;E,L&gt; ops) {</text:p>
      <text:p text:style-name="P1"><text:s text:c="4"/>this.ops = ops;</text:p>
      <text:p text:style-name="P1"><text:s text:c="2"/>}</text:p>
      <text:p text:style-name="P1"/>
      <text:p text:style-name="P1"><text:s text:c="2"/></text:p>
      <text:p text:style-name="P1"><text:s text:c="2"/>L insert(E o, L l) {</text:p>
      <text:p text:style-name="P1"><text:s text:c="4"/>L to_return = ops.i_nil();</text:p>
      <text:p text:style-name="P1"><text:s text:c="4"/>while(true) {</text:p>
      <text:p text:style-name="P1"><text:s text:c="6"/>if(ops.i_is_empty(l)) </text:p>
      <text:p text:style-name="P1"><text:s text:c="8"/>return ops.i_append1(to_return,o);</text:p>
      <text:p text:style-name="P1"><text:s text:c="6"/>E o2 = ops.i_hd(l);</text:p>
      <text:p text:style-name="P1"><text:s text:c="6"/>if(ops.i_lt(o2,o))</text:p>
      <text:p text:style-name="P1"><text:s text:c="8"/>to_return = ops.i_append1(to_return,o2);</text:p>
      <text:p text:style-name="P1"><text:s text:c="6"/>else </text:p>
      <text:p text:style-name="P1"><text:s text:c="8"/>return </text:p>
      <text:p text:style-name="P1"><text:s text:c="10"/>ops.i_append(ops.i_append1(to_return,o),l);</text:p>
      <text:p text:style-name="P1"><text:s text:c="6"/>l = ops.i_tl(l);</text:p>
      <text:p text:style-name="P1"><text:s text:c="4"/>}</text:p>
      <text:p text:style-name="P1"><text:s text:c="2"/>}</text:p>
      <text:p text:style-name="P1"/>
      <text:p text:style-name="P1"><text:s text:c="2"/></text:p>
      <text:p text:style-name="P1"><text:s text:c="2"/>L ins_sort(L l) {</text:p>
      <text:p text:style-name="P1"><text:s text:c="4"/>L to_return = ops.i_nil();</text:p>
      <text:p text:style-name="P1"><text:s text:c="4"/>while(true) {</text:p>
      <text:p text:style-name="P1"><text:s text:c="6"/>if(ops.i_is_empty(l)) return to_return;</text:p>
      <text:p text:style-name="P1"><text:s text:c="6"/>E o = ops.i_hd(l);</text:p>
      <text:p text:style-name="P1"><text:s text:c="6"/>to_return = insert(o,to_return);</text:p>
      <text:p text:style-name="P1"><text:s text:c="6"/>l = ops.i_tl(l);</text:p>
      <text:p text:style-name="P1"><text:s text:c="4"/>}</text:p>
      <text:p text:style-name="P1"><text:s text:c="2"/>}</text:p>
      <text:p text:style-name="P1"/>
      <text:p text:style-name="P1"><text:s text:c="2"/></text:p>
      <text:p text:style-name="P1">}</text:p>
      <text:p text:style-name="P1">////////////////////////////////////////</text:p>
      <text:p text:style-name="P1">// implement the interface for strings</text:p>
      <text:p text:style-name="P1">public class Typed_string_ops </text:p>
      <text:p text:style-name="P1"><text:s text:c="2"/>implements Typed_ops&lt;Character,String&gt; </text:p>
      <text:p text:style-name="P1">{</text:p>
      <text:p text:style-name="P1"/>
      <text:p text:style-name="P1"><text:s text:c="2"/>public boolean i_is_empty(String l) {</text:p>
      <text:p text:style-name="P1"><text:s text:c="4"/>return l.equals("");</text:p>
      <text:p text:style-name="P1"><text:s text:c="2"/>}</text:p>
      <text:p text:style-name="P1"/>
      <text:p text:style-name="P1"><text:s text:c="2"/>public Character i_hd(String l) {</text:p>
      <text:p text:style-name="P1"><text:s text:c="4"/>return l.charAt(0);</text:p>
      <text:p text:style-name="P1"><text:s text:c="2"/>}</text:p>
      <text:p text:style-name="P1"/>
      <text:p text:style-name="P1"><text:s text:c="2"/>public String i_tl(String l) {</text:p>
      <text:p text:style-name="P1"><text:s text:c="4"/>return l.substring(1);</text:p>
      <text:p text:style-name="P1"><text:s text:c="2"/>}</text:p>
      <text:p text:style-name="P1"/>
      <text:p text:style-name="P1"><text:s text:c="2"/>public String i_append(String l1,String l2) {</text:p>
      <text:p text:style-name="P1"><text:s text:c="4"/>return l1+l2;</text:p>
      <text:p text:style-name="P1"><text:s text:c="2"/>}</text:p>
      <text:p text:style-name="P1"/>
      <text:p text:style-name="P1"><text:s text:c="2"/>public String i_append1(String l1, Character e) {</text:p>
      <text:p text:style-name="P1"><text:s text:c="4"/>return l1+e;</text:p>
      <text:p text:style-name="P1"><text:s text:c="2"/>}</text:p>
      <text:p text:style-name="P1"/>
      <text:p text:style-name="P1"><text:s text:c="2"/>public boolean i_lt(Character o1,Character o2) {</text:p>
      <text:p text:style-name="P1"><text:s text:c="4"/>return o1 &lt; o2;</text:p>
      <text:p text:style-name="P1"><text:s text:c="2"/>}</text:p>
      <text:p text:style-name="P1"/>
      <text:p text:style-name="P1"><text:s text:c="2"/>public String i_nil() { return ""; }</text:p>
      <text:p text:style-name="P1"/>
      <text:p text:style-name="P1"><text:s text:c="2"/>public String i_cons(Character x, String l) {</text:p>
      <text:p text:style-name="P1"><text:s text:c="4"/>return x.toString()+l;</text:p>
      <text:p text:style-name="P1"><text:s text:c="2"/>} <text:s text:c="3"/></text:p>
      <text:p text:style-name="P1"/>
      <text:p text:style-name="P1">} </text:p>
      <text:p text:style-name="P1"/>
      <text:p text:style-name="P1"/>
      <text:p text:style-name="P1"/>
      <text:p text:style-name="P1">////////////////////////////////////////</text:p>
      <text:p text:style-name="P1">import java.util.*;</text:p>
      <text:p text:style-name="P1"/>
      <text:p text:style-name="P1">abstract class Typed_list_ops&lt;E&gt;</text:p>
      <text:p text:style-name="P1"><text:s text:c="2"/>extends Typed_list_functions&lt;E&gt; <text:s/>// for hd, tl etc</text:p>
      <text:p text:style-name="P1"><text:s text:c="2"/>implements Typed_ops&lt;E,List&lt;E&gt;&gt; <text:s/>// what we provide below</text:p>
      <text:p text:style-name="P1">{</text:p>
      <text:p text:style-name="P1"/>
      <text:p text:style-name="P1"><text:s text:c="2"/>public boolean i_is_empty(List&lt;E&gt; l) {</text:p>
      <text:p text:style-name="P1"><text:s text:c="4"/>return l.isEmpty();</text:p>
      <text:p text:style-name="P1"><text:s text:c="2"/>}</text:p>
      <text:p text:style-name="P1"><text:s text:c="4"/></text:p>
      <text:p text:style-name="P1"><text:s text:c="2"/>public E i_hd(List&lt;E&gt; l) {</text:p>
      <text:p text:style-name="P1"><text:s text:c="4"/>return hd(l);</text:p>
      <text:p text:style-name="P1"><text:s text:c="2"/>}</text:p>
      <text:p text:style-name="P1"/>
      <text:p text:style-name="P1"><text:s text:c="2"/>public List&lt;E&gt; i_tl(List&lt;E&gt; l) {</text:p>
      <text:p text:style-name="P1"><text:s text:c="4"/>return tl(l);</text:p>
      <text:p text:style-name="P1"><text:s text:c="2"/>}</text:p>
      <text:p text:style-name="P1"/>
      <text:p text:style-name="P1"><text:s text:c="2"/>public List&lt;E&gt; i_append(List&lt;E&gt; l1,List&lt;E&gt; l2) {</text:p>
      <text:p text:style-name="P1"><text:s text:c="4"/>return append(l1,l2);</text:p>
      <text:p text:style-name="P1"><text:s text:c="2"/>}</text:p>
      <text:p text:style-name="P1"/>
      <text:p text:style-name="P1"><text:s text:c="2"/>public List&lt;E&gt; i_append1(List&lt;E&gt; l1, E e) {</text:p>
      <text:p text:style-name="P1"><text:s text:c="4"/>return append1(l1,e);</text:p>
      <text:p text:style-name="P1"><text:s text:c="2"/>}</text:p>
      <text:p text:style-name="P1"><text:soft-page-break/></text:p>
      <text:p text:style-name="P1"><text:s text:c="2"/>public List&lt;E&gt; i_nil() { return nil(); }</text:p>
      <text:p text:style-name="P1"/>
      <text:p text:style-name="P1"><text:s text:c="2"/>public List&lt;E&gt; i_cons(E x, List&lt;E&gt; l) {</text:p>
      <text:p text:style-name="P1"><text:s text:c="4"/>return cons(x,l);</text:p>
      <text:p text:style-name="P1"><text:s text:c="2"/>}</text:p>
      <text:p text:style-name="P1"/>
      <text:p text:style-name="P1"><text:s text:c="2"/>// but what do we do here? </text:p>
      <text:p text:style-name="P1"><text:s text:c="2"/>// we don't know the order on E, so we use</text:p>
      <text:p text:style-name="P1"><text:s text:c="2"/>// an *abstract* class</text:p>
      <text:p text:style-name="P1"><text:s text:c="2"/>public abstract boolean i_lt(E o1,E o2);</text:p>
      <text:p text:style-name="P1"><text:s text:c="8"/></text:p>
      <text:p text:style-name="P1">} // Typed_list_ops; needs list operations</text:p>
      <text:p text:style-name="P1"/>
      <text:p text:style-name="P1"/>
      <text:p text:style-name="P1">////////////////////////////////////////</text:p>
      <text:p text:style-name="P1">import java.util.*;</text:p>
      <text:p text:style-name="P1"/>
      <text:p text:style-name="P1">public class Typed_examples {</text:p>
      <text:p text:style-name="P1"/>
      <text:p text:style-name="P1"><text:s text:c="2"/>static void print(Object s) {</text:p>
      <text:p text:style-name="P1"><text:s text:c="4"/>System.out.println(s.toString());</text:p>
      <text:p text:style-name="P1"><text:s text:c="2"/>}</text:p>
      <text:p text:style-name="P1"/>
      <text:p text:style-name="P1"><text:s text:c="2"/>// extend abstract class, define abstract method</text:p>
      <text:p text:style-name="P1"><text:s text:c="2"/>static class Integer_ops </text:p>
      <text:p text:style-name="P1"><text:s text:c="4"/>extends Typed_list_ops&lt;Integer&gt; </text:p>
      <text:p text:style-name="P1"><text:s text:c="2"/>{</text:p>
      <text:p text:style-name="P1"><text:s text:c="4"/>public boolean i_lt(Integer i1, Integer i2) {</text:p>
      <text:p text:style-name="P1"><text:s text:c="6"/>return i1 &lt; i2;</text:p>
      <text:p text:style-name="P1"><text:s text:c="4"/>}</text:p>
      <text:p text:style-name="P1"><text:s text:c="2"/>};</text:p>
      <text:p text:style-name="P1"><text:s text:c="2"/></text:p>
      <text:p text:style-name="P1"/>
      <text:p text:style-name="P1"><text:s text:c="2"/>public static void main(String[] args) {</text:p>
      <text:p text:style-name="P1"><text:s text:c="4"/>// sort a string</text:p>
      <text:p text:style-name="P1"><text:s text:c="4"/>{</text:p>
      <text:p text:style-name="P1"><text:s text:c="6"/>Typed_ins_sort&lt;Character,String&gt; s1 = </text:p>
      <text:p text:style-name="P1"><text:s text:c="8"/>new Typed_ins_sort&lt;Character,String&gt;(</text:p>
      <text:p text:style-name="P1"><text:s text:c="10"/>new Typed_string_ops());</text:p>
      <text:p text:style-name="P1"><text:s text:c="6"/>print(s1.ins_sort("deabc"));</text:p>
      <text:p text:style-name="P1"><text:s text:c="4"/>}</text:p>
      <text:p text:style-name="P1"/>
      <text:p text:style-name="P1"><text:s text:c="4"/>// sort a list of integers</text:p>
      <text:p text:style-name="P1"><text:s text:c="4"/>{</text:p>
      <text:p text:style-name="P1"><text:s text:c="6"/>Typed_list_ops&lt;Integer&gt; ops = new Integer_ops();</text:p>
      <text:p text:style-name="P1"/>
      <text:p text:style-name="P1"><text:s text:c="6"/>Typed_ins_sort&lt;Integer,List&lt;Integer&gt;&gt; ist = </text:p>
      <text:p text:style-name="P1"><text:s text:c="8"/>new Typed_ins_sort&lt;Integer,List&lt;Integer&gt;&gt;(ops);</text:p>
      <text:p text:style-name="P1"/>
      <text:p text:style-name="P1"><text:s text:c="6"/>print(ist.ins_sort(Arrays.asList(</text:p>
      <text:p text:style-name="P1"><text:s text:c="8"/>new Integer[] { 4,5,6,3,2,1 })));</text:p>
      <text:p text:style-name="P1"><text:s text:c="4"/>}</text:p>
      <text:p text:style-name="P1"/>
      <text:p text:style-name="P1"><text:s text:c="4"/>// sort a list of integers in reverse</text:p>
      <text:p text:style-name="P1"><text:s text:c="4"/>{</text:p>
      <text:p text:style-name="P1"><text:s text:c="6"/>Typed_list_ops&lt;Integer&gt; ops = </text:p>
      <text:p text:style-name="P1"><text:s text:c="8"/>// extend abstract class, define abstract method</text:p>
      <text:p text:style-name="P1"><text:s text:c="8"/>new Typed_list_ops&lt;Integer&gt;() {</text:p>
      <text:p text:style-name="P1"><text:s text:c="10"/>public boolean i_lt(Integer i1, Integer i2) {</text:p>
      <text:p text:style-name="P1"><text:s text:c="12"/>return i1 &gt; i2;</text:p>
      <text:p text:style-name="P1"><text:s text:c="10"/>}</text:p>
      <text:p text:style-name="P1"><text:s text:c="8"/>};</text:p>
      <text:p text:style-name="P1"/>
      <text:p text:style-name="P1"><text:s text:c="6"/>Typed_ins_sort&lt;Integer,List&lt;Integer&gt;&gt; ist = </text:p>
      <text:p text:style-name="P1"><text:s text:c="8"/>new Typed_ins_sort&lt;Integer,List&lt;Integer&gt;&gt;(ops);</text:p>
      <text:p text:style-name="P1"/>
      <text:p text:style-name="P1"><text:s text:c="6"/>print(ist.ins_sort(Arrays.asList(</text:p>
      <text:p text:style-name="P1"><text:s text:c="8"/>new Integer[] { 4,5,6,3,2,1 })));</text:p>
      <text:p text:style-name="P1"><text:s text:c="4"/>}</text:p>
      <text:p text:style-name="P1"/>
      <text:p text:style-name="P1"><text:s text:c="2"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6-02-22T14:11:45.595971833</meta:creation-date>
    <dc:date>2016-02-22T14:16:54.895612220</dc:date>
    <dc:creator>tom </dc:creator>
    <meta:editing-duration>P0D</meta:editing-duration>
    <meta:editing-cycles>1</meta:editing-cycles>
    <meta:document-statistic meta:table-count="0" meta:image-count="0" meta:object-count="0" meta:page-count="2" meta:paragraph-count="153" meta:word-count="444" meta:character-count="3802" meta:non-whitespace-character-count="2967"/>
    <meta:generator>LibreOffice/4.2.8.2$Linux_X86_64 LibreOffice_project/420m0$Build-2</meta:generator>
  </office:meta>
</office:document-meta>
</file>